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DefinitionImpl.getRequir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Impl.getDefaultValu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DefinitionImpl.PropertyDefinitionImpl( QPropertyDefinition propDef , NodeTypeManagerImpl ntMgr , NamePathResolver resolver , ValueFactory valu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DefinitionImpl.is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efinitionImpl.getValueConstrai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